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5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5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5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3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3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3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3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2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2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7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7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7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BASIC – single_rounds_rev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2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 table:number-columns-repeated="2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 table:number-columns-repeated="2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 table:number-columns-repeated="2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 table:number-columns-repeated="2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 table:number-columns-repeated="2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 table:number-columns-repeated="2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 table:number-columns-repeated="2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 table:number-columns-repeated="22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0:36:30.058605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1:26:32.453758101</dc:date>
    <meta:editing-duration>P1DT19H34M22S</meta:editing-duration>
    <meta:editing-cycles>324</meta:editing-cycles>
    <meta:generator>LibreOffice/5.1.6.2$Linux_X86_64 LibreOffice_project/10m0$Build-2</meta:generator>
    <meta:document-statistic meta:table-count="3" meta:cell-count="2541" meta:object-count="0"/>
  </office:meta>
</office:document-meta>
</file>